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10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87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60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0.15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36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473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49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659cm" svg:height="1.6cm" svg:x="1.1cm" svg:y="4cm">
          <text:p text:style-name="P1"><text:span text:style-name="T1"><text:s/></text:span><text:span text:style-name="T2">タグ</text:span><text:span text:style-name="T1"> </text:span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1.6cm" svg:x="4.503cm" svg:y="4cm">
          <text:p text:style-name="P1"><text:span text:style-name="T1"><text:s/></text:span><text:span text:style-name="T2">ウェイクアップ</text:span></text:p>
          <text:p text:style-name="P1"><text:span text:style-name="T2">論理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6cm" svg:height="1.6cm" svg:x="10.4cm" svg:y="4cm">
          <text:p text:style-name="P1"><text:span text:style-name="T2"><text:s/></text:span><text:span text:style-name="T2">選択論理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11cm" svg:height="1.6cm" svg:x="15.288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17cm" svg:height="1.6cm" svg:x="16.883cm" svg:y="4cm">
          <text:p text:style-name="P1"><text:span text:style-name="T1"><text:s/></text:span><text:span text:style-name="T2">ペイロード</text:span></text:p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2cm" svg:y1="3cm" svg:x2="6.2cm" svg:y2="4cm">
          <text:p/>
        </draw:line>
        <draw:line draw:style-name="gr7" draw:text-style-name="P4" draw:layer="layout" svg:x1="2.6cm" svg:y1="3cm" svg:x2="6.2cm" svg:y2="3cm">
          <text:p/>
        </draw:line>
        <draw:line draw:style-name="gr7" draw:text-style-name="P4" draw:layer="layout" svg:x1="2.6cm" svg:y1="3cm" svg:x2="2.6cm" svg:y2="4cm">
          <text:p/>
        </draw:line>
        <draw:frame draw:style-name="gr8" draw:text-style-name="P5" draw:layer="layout" svg:width="1.5cm" svg:height="0.7cm" svg:x="3.9cm" svg:y="2.2cm">
          <draw:text-box>
            <text:p><text:span text:style-name="T2">タグ</text:span></text:p>
          </draw:text-box>
        </draw:frame>
        <draw:line draw:style-name="gr6" draw:text-style-name="P4" draw:layer="layout" svg:x1="7.9cm" svg:y1="4.89cm" svg:x2="10.4cm" svg:y2="4.9cm">
          <text:p/>
        </draw:line>
        <draw:frame draw:style-name="gr9" draw:text-style-name="P5" draw:layer="layout" svg:width="2.7cm" svg:height="0.723cm" svg:x="8cm" svg:y="4.077cm">
          <draw:text-box>
            <text:p><text:span text:style-name="T2">リクエスト</text:span></text:p>
          </draw:text-box>
        </draw:frame>
        <draw:line draw:style-name="gr6" draw:text-style-name="P4" draw:layer="layout" svg:x1="13.587cm" svg:y1="4.885cm" svg:x2="15.3cm" svg:y2="4.9cm">
          <text:p/>
        </draw:line>
        <draw:frame draw:style-name="gr9" draw:text-style-name="P5" draw:layer="layout" svg:width="2.7cm" svg:height="0.723cm" svg:x="13.487cm" svg:y="4.072cm">
          <draw:text-box>
            <text:p><text:span text:style-name="T2">グラント</text:span></text:p>
          </draw:text-box>
        </draw:frame>
        <draw:custom-shape draw:style-name="gr10" draw:text-style-name="P6" draw:layer="layout" svg:width="0.514cm" svg:height="0.207cm" draw:transform="rotate (1.5707963267949) translate (15.8cm 5.5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5.975cm" svg:y1="4.89cm" svg:x2="16.9cm" svg:y2="4.9cm">
          <text:p/>
        </draw:line>
        <draw:line draw:style-name="gr7" draw:text-style-name="P4" draw:layer="layout" svg:x1="14.3cm" svg:y1="4.9cm" svg:x2="14.3cm" svg:y2="6.3cm">
          <text:p/>
        </draw:line>
        <draw:line draw:style-name="gr7" draw:text-style-name="P4" draw:layer="layout" svg:x1="2.6cm" svg:y1="6.3cm" svg:x2="14.3cm" svg:y2="6.3cm">
          <text:p/>
        </draw:line>
        <draw:line draw:style-name="gr6" draw:text-style-name="P4" draw:layer="layout" svg:x1="2.6cm" svg:y1="6.3cm" svg:x2="2.6cm" svg:y2="5.6cm">
          <text:p/>
        </draw:line>
        <draw:line draw:style-name="gr6" draw:text-style-name="P4" draw:layer="layout" svg:x1="18.3cm" svg:y1="5.587cm" svg:x2="18.3cm" svg:y2="6.587cm">
          <text:p/>
        </draw:line>
        <draw:frame draw:style-name="gr11" draw:text-style-name="P5" draw:layer="layout" svg:width="3.013cm" svg:height="1.099cm" svg:x="17.187cm" svg:y="6.7cm">
          <draw:text-box>
            <text:p><text:span text:style-name="T2">実行ユニット</text:span></text:p>
          </draw:text-box>
        </draw:frame>
        <draw:custom-shape draw:style-name="gr12" draw:text-style-name="P7" draw:layer="layout" svg:width="0.2cm" svg:height="0.2cm" svg:x="14.2cm" svg:y="4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1-01-05T22:08:57.590813129</dc:date>
    <meta:editing-duration>P2DT11H17M56S</meta:editing-duration>
    <meta:editing-cycles>98</meta:editing-cycles>
    <meta:generator>LibreOffice/6.0.7.3$Linux_X86_64 LibreOffice_project/00m0$Build-3</meta:generator>
    <meta:document-statistic meta:object-count="21"/>
  </office:meta>
</office:document-meta>
</file>